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b66c" draw:textarea-horizontal-align="justify" draw:textarea-vertical-align="middle" draw:auto-grow-height="false" fo:min-height="19.435cm" fo:min-width="7.755cm" loext:decorative="false"/>
    </style:style>
    <style:style style:name="gr2" style:family="graphic" style:parent-style-name="standard">
      <style:graphic-properties draw:fill-color="#999999" draw:textarea-horizontal-align="justify" draw:textarea-vertical-align="middle" draw:auto-grow-height="false" fo:min-height="2.29cm" fo:min-width="1.405cm" loext:decorative="false"/>
      <style:paragraph-properties style:writing-mode="lr-tb"/>
    </style:style>
    <style:style style:name="gr3" style:family="graphic" style:parent-style-name="standard">
      <style:graphic-properties draw:fill-color="#999999" draw:textarea-horizontal-align="justify" draw:textarea-vertical-align="middle" draw:auto-grow-height="false" fo:min-height="2.29cm" fo:min-width="1.405cm" loext:decorative="false"/>
    </style:style>
    <style:style style:name="gr4" style:family="graphic" style:parent-style-name="standard">
      <style:graphic-properties draw:fill-color="#afd095" draw:textarea-horizontal-align="justify" draw:textarea-vertical-align="middle" draw:auto-grow-height="false" fo:min-height="1.097cm" fo:min-width="0.847cm" loext:decorative="false"/>
      <style:paragraph-properties style:writing-mode="lr-tb"/>
    </style:style>
    <style:style style:name="gr5" style:family="graphic" style:parent-style-name="standard">
      <style:graphic-properties draw:fill-color="#ffb66c" draw:textarea-horizontal-align="justify" draw:textarea-vertical-align="middle" draw:auto-grow-height="false" fo:min-height="2.925cm" fo:min-width="7.755cm" loext:decorative="false"/>
      <style:paragraph-properties style:writing-mode="lr-tb"/>
    </style:style>
    <style:style style:name="gr6" style:family="graphic" style:parent-style-name="standard">
      <style:graphic-properties draw:fill-color="#000000" draw:textarea-horizontal-align="justify" draw:textarea-vertical-align="middle" draw:auto-grow-height="false" fo:min-height="0.068cm" fo:min-width="2.04cm" loext:decorative="false"/>
    </style:style>
    <style:style style:name="gr7" style:family="graphic" style:parent-style-name="standard">
      <style:graphic-properties draw:textarea-horizontal-align="justify" draw:textarea-vertical-align="middle" draw:auto-grow-height="false" fo:min-height="1.097cm" fo:min-width="0.847cm" loext:decorative="false"/>
      <style:paragraph-properties style:writing-mode="lr-tb"/>
    </style:style>
    <style:style style:name="gr8" style:family="graphic" style:parent-style-name="standard">
      <style:graphic-properties draw:fill-color="#808080" draw:textarea-horizontal-align="justify" draw:textarea-vertical-align="middle" draw:auto-grow-height="false" fo:min-height="1.655cm" fo:min-width="0cm" loext:decorative="false"/>
    </style:style>
    <style:style style:name="gr9" style:family="graphic" style:parent-style-name="standard">
      <style:graphic-properties draw:fill-color="#666666" draw:textarea-horizontal-align="justify" draw:textarea-vertical-align="middle" draw:auto-grow-height="false" fo:min-height="0.873cm" fo:min-width="0.847cm" loext:decorative="false"/>
      <style:paragraph-properties style:writing-mode="lr-tb"/>
    </style:style>
    <style:style style:name="gr10" style:family="graphic" style:parent-style-name="standard" style:list-style-name="L1">
      <style:graphic-properties draw:fill-color="#800080" draw:textarea-horizontal-align="justify" draw:textarea-vertical-align="middle" draw:auto-grow-height="false" fo:min-height="1.097cm" fo:min-width="0.847cm" loext:decorative="false"/>
      <style:paragraph-properties style:writing-mode="lr-tb"/>
    </style:style>
    <style:style style:name="gr11" style:family="graphic" style:parent-style-name="standard">
      <style:graphic-properties svg:stroke-color="#ff0000" draw:textarea-horizontal-align="justify" draw:textarea-vertical-align="middle" draw:auto-grow-height="false" fo:min-height="0cm" fo:min-width="1.088cm" loext:decorative="false"/>
    </style:style>
    <style:style style:name="gr12" style:family="graphic" style:parent-style-name="standard">
      <style:graphic-properties svg:stroke-color="#000000" draw:fill-color="#069a2e" draw:textarea-horizontal-align="justify" draw:textarea-vertical-align="middle" draw:auto-grow-height="false" fo:min-height="1.097cm" fo:min-width="1.073cm" loext:decorative="false"/>
      <style:paragraph-properties style:writing-mode="lr-tb"/>
    </style:style>
    <style:style style:name="gr13" style:family="graphic" style:parent-style-name="standard">
      <style:graphic-properties svg:stroke-color="#ff0000" draw:fill-color="#ff0000" draw:opacity="100%" draw:opacity-name="Transparency_20_1" draw:textarea-horizontal-align="justify" draw:textarea-vertical-align="middle" draw:auto-grow-height="false" fo:min-height="1.097cm" fo:min-width="1.97cm" loext:decorative="false"/>
    </style:style>
    <style:style style:name="gr14" style:family="graphic" style:parent-style-name="standard">
      <style:graphic-properties svg:stroke-color="#ff0000" draw:fill-color="#ff0000" draw:opacity="100%" draw:opacity-name="Transparency_20_1" draw:textarea-horizontal-align="justify" draw:textarea-vertical-align="middle" draw:auto-grow-height="false" fo:min-height="1.995cm" fo:min-width="3.766cm" loext:decorative="false"/>
    </style:style>
    <style:style style:name="gr15" style:family="graphic" style:parent-style-name="standard">
      <style:graphic-properties svg:stroke-color="#666666" draw:fill-color="#666666" draw:textarea-horizontal-align="justify" draw:textarea-vertical-align="middle" draw:auto-grow-height="false" fo:min-height="0.873cm" fo:min-width="0.624cm" loext:decorative="false"/>
      <style:paragraph-properties style:writing-mode="lr-tb"/>
    </style:style>
    <style:style style:name="gr16" style:family="graphic" style:parent-style-name="standard">
      <style:graphic-properties svg:stroke-color="#ff0000" draw:fill-color="#ff0000" draw:opacity="100%" draw:opacity-name="Transparency_20_1" draw:textarea-horizontal-align="justify" draw:textarea-vertical-align="middle" draw:auto-grow-height="false" fo:min-height="0.874cm" fo:min-width="1.296cm" loext:decorative="false"/>
    </style:style>
    <style:style style:name="gr17" style:family="graphic" style:parent-style-name="standard">
      <style:graphic-properties svg:stroke-color="#000000" draw:fill-color="#000000" draw:textarea-vertical-align="middle" draw:auto-grow-height="false" fo:min-height="0.963cm" fo:min-width="1.078cm" fo:wrap-option="wrap" loext:decorative="false"/>
    </style:style>
    <style:style style:name="P1" style:family="paragraph">
      <loext:graphic-properties draw:fill-color="#ffb66c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999999"/>
      <style:paragraph-properties fo:text-align="center"/>
    </style:style>
    <style:style style:name="P4" style:family="paragraph">
      <loext:graphic-properties draw:fill-color="#afd095"/>
      <style:paragraph-properties fo:text-align="center"/>
    </style:style>
    <style:style style:name="P5" style:family="paragraph">
      <loext:graphic-properties draw:fill-color="#000000"/>
      <style:paragraph-properties fo:text-align="center"/>
    </style:style>
    <style:style style:name="P6" style:family="paragraph">
      <style:paragraph-properties fo:margin-left="0cm" fo:margin-right="0cm" fo:margin-top="0cm" fo:margin-bottom="0cm" fo:line-height="100%" fo:text-align="center" fo:text-indent="0cm"/>
    </style:style>
    <style:style style:name="P7" style:family="paragraph">
      <loext:graphic-properties draw:fill-color="#808080"/>
      <style:paragraph-properties fo:text-align="center"/>
    </style:style>
    <style:style style:name="P8" style:family="paragraph">
      <loext:graphic-properties draw:fill-color="#666666"/>
      <style:paragraph-properties fo:text-align="center"/>
    </style:style>
    <style:style style:name="P9" style:family="paragraph">
      <loext:graphic-properties draw:fill-color="#800080"/>
      <style:paragraph-properties fo:margin-left="0cm" fo:margin-right="0cm" fo:margin-top="0cm" fo:margin-bottom="0cm" fo:line-height="100%" fo:text-align="center" fo:text-indent="0cm"/>
    </style:style>
    <style:style style:name="P10" style:family="paragraph">
      <loext:graphic-properties draw:fill-color="#069a2e"/>
      <style:paragraph-properties fo:text-align="center"/>
    </style:style>
    <style:style style:name="P11" style:family="paragraph">
      <loext:graphic-properties draw:fill-color="#ff0000" draw:opacity="100%" draw:opacity-name="Transparency_20_1"/>
      <style:paragraph-properties fo:text-align="center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9pt" style:font-size-asian="9pt" style:font-size-complex="9pt"/>
    </style:style>
    <style:style style:name="T6" style:family="text">
      <style:text-properties fo:font-size="4.90000009536743pt" style:font-size-asian="4.90000009536743pt" style:font-size-complex="4.90000009536743pt"/>
    </style:style>
    <style:style style:name="T7" style:family="text">
      <style:text-properties fo:font-size="7pt" style:font-size-asian="7pt" style:font-size-complex="7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.255cm" svg:height="19.685cm" svg:x="6.397cm" svg:y="3.5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905cm" svg:height="2.54cm" svg:x="6.715cm" svg:y="4.175cm">
          <text:p text:style-name="P2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905cm" svg:height="2.54cm" svg:x="6.715cm" svg:y="7.032cm">
          <text:p text:style-name="P2"><text:span text:style-name="T2"/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905cm" svg:height="2.54cm" svg:x="6.715cm" svg:y="9.8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905cm" svg:height="2.54cm" svg:x="6.715cm" svg:y="12.747cm">
          <text:p text:style-name="P2"><text:span text:style-name="T3"/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905cm" svg:height="2.54cm" svg:x="6.715cm" svg:y="15.605cm">
          <text:p text:style-name="P2">M</text:p>
          <text:p text:style-name="P2"><text:span text:style-name="T1">(beard)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905cm" svg:height="2.54cm" svg:x="6.715cm" svg:y="18.46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905cm" svg:height="2.54cm" svg:x="12.43cm" svg:y="4.175cm">
          <text:p text:style-name="P2"><text:span text:style-name="T2"/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905cm" svg:height="2.54cm" svg:x="12.43cm" svg:y="12.74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905cm" svg:height="2.54cm" svg:x="12.43cm" svg:y="9.8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905cm" svg:height="2.54cm" svg:x="12.43cm" svg:y="4.175cm">
          <text:p text:style-name="P2">W</text:p>
          <text:p text:style-name="P2"><text:span text:style-name="T4">(Hoodie)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905cm" svg:height="2.54cm" svg:x="12.43cm" svg:y="15.60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905cm" svg:height="2.54cm" svg:x="12.43cm" svg:y="18.462cm">
          <text:p text:style-name="P2"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905cm" svg:height="2.54cm" svg:x="12.43cm" svg:y="15.605cm">
          <text:p text:style-name="P2">W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905cm" svg:height="1.905cm" svg:x="8.937cm" svg:y="16.24cm">
          <text:p text:style-name="P2"><text:span text:style-name="T5">Agent Blo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8.255cm" svg:height="3.175cm" svg:x="6.397cm" svg:y="0.047cm">
          <text:p text:style-name="P2">Conductor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2.54cm" svg:height="0.318cm" svg:x="9.255cm" svg:y="3.22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8.255cm" svg:height="3.175cm" svg:x="6.397cm" svg:y="23.542cm">
          <text:p text:style-name="P2">Locked car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2.54cm" svg:height="0.318cm" svg:x="9.255cm" svg:y="23.22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905cm" svg:height="1.905cm" svg:x="8.62cm" svg:y="13.065cm">
          <text:p text:style-name="P6"><text:span text:style-name="T5">Agent </text:span><text:span text:style-name="T5">Sag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318cm" svg:height="1.905cm" svg:x="14.652cm" svg:y="21.0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1.905cm" svg:height="1.587cm" svg:x="10.524cm" svg:y="20.685cm">
          <text:p text:style-name="P2">M</text:p>
          <text:p text:style-name="P2"><text:span text:style-name="T6">Evan</text:span></text:p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custom-shape draw:style-name="gr10" draw:text-style-name="P9" draw:layer="layout" svg:width="1.905cm" svg:height="1.905cm" svg:x="10.207cm" svg:y="9.89cm">
          <text:p text:style-name="P6"><text:span text:style-name="T7">Ag</text:span><text:span text:style-name="T7">ent </text:span><text:span text:style-name="T7">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" draw:layer="layout" svg:width="1.588cm" svg:height="0.001cm" svg:x="7.667cm" svg:y="1.63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2.223cm" svg:height="1.905cm" svg:x="8.619cm" svg:y="18.462cm">
          <text:p text:style-name="P2"><text:span text:style-name="T4">Agent <text:s/>Lome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1" draw:layer="layout" svg:width="3.492cm" svg:height="1.905cm" svg:x="9.89cm" svg:y="21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1" draw:layer="layout" svg:width="6.032cm" svg:height="3.175cm" svg:x="7.35cm" svg:y="0.0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8" draw:layer="layout" svg:width="1.588cm" svg:height="1.587cm" svg:x="8.619cm" svg:y="15.288cm">
          <text:p text:style-name="P2">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2.54cm" svg:height="1.588cm" svg:x="14.97cm" svg:y="21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2.54cm" svg:height="1.588cm" svg:x="13.065cm" svg:y="21.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905cm" svg:height="2.54cm" svg:x="12.43cm" svg:y="7.03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5" draw:layer="layout" svg:width="1.952cm" svg:height="1.587cm" svg:x="18.462cm" svg:y="21.32cm">
          <text:p/>
          <draw:enhanced-geometry svg:viewBox="0 0 21600 21600" draw:glue-points="10800 0 0 10800 10800 21600 21600 10800" draw:path-stretchpoint-x="10800" draw:path-stretchpoint-y="10800" draw:text-areas="?f12 ?f13 ?f14 ?f15" draw:type="mso-spt21" draw:modifiers="3600" draw:enhanced-path="M ?f0 0 Y 0 ?f1 L 0 ?f2 X ?f0 21600 L ?f3 21600 Y 21600 ?f2 L 21600 ?f1 X ?f3 0 Z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opacity draw:name="Transparency_20_1" draw:display-name="Transparency 1" draw:style="linear" draw:start="100%" draw:end="0%" draw:angle="0deg" draw:border="0%">
      <loext:opacity-stop svg:offset="0" svg:stop-opacity="1"/>
      <loext:opacity-stop svg:offset="1" svg:stop-opacity="0"/>
    </draw:opacity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23T19:25:53.191574583</meta:creation-date>
    <dc:date>2025-06-23T20:33:01.887061062</dc:date>
    <meta:editing-duration>PT9M59S</meta:editing-duration>
    <meta:editing-cycles>1</meta:editing-cycles>
    <meta:document-statistic meta:object-count="32"/>
    <meta:generator>LibreOffice/24.2.7.2$Linux_X86_64 LibreOffice_project/420$Build-2</meta:generator>
  </office:meta>
</office:document-meta>
</file>